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ff45" officeooo:paragraph-rsid="0019ff4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ff45" officeooo:paragraph-rsid="0019ff4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9ff45" officeooo:paragraph-rsid="0019ff45" style:font-weight-asian="bold" style:font-weight-complex="bold"/>
    </style:style>
    <style:style style:name="P4" style:family="paragraph" style:parent-style-name="Standard">
      <style:text-properties fo:font-weight="normal" officeooo:rsid="0019ff45" officeooo:paragraph-rsid="0019ff4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iando Containers Docker</text:p>
      <text:p text:style-name="P2">Usando o Linux Alpine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3:01:11.869763362</meta:creation-date>
    <dc:date>2022-03-17T13:02:48.790716647</dc:date>
    <meta:editing-duration>PT1M37S</meta:editing-duration>
    <meta:editing-cycles>1</meta:editing-cycles>
    <meta:document-statistic meta:table-count="0" meta:image-count="0" meta:object-count="0" meta:page-count="1" meta:paragraph-count="2" meta:word-count="7" meta:character-count="46" meta:non-whitespace-character-count="41"/>
    <meta:generator>LibreOffice/6.4.7.2$Linux_X86_64 LibreOffice_project/40$Build-2</meta:generator>
  </office:meta>
</office:document-meta>
</file>